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cmake -D CMAKE_BUILD_TYPE=RELEASE \</text:p>
      <text:p text:style-name="Standard"><text:s text:c="4"/>-D CMAKE_INSTALL_PREFIX=/usr/local \</text:p>
      <text:p text:style-name="Standard"><text:s text:c="4"/>-D OPENCV_EXTRA_MODULES_PATH=~/opencv_contrib/modules \</text:p>
      <text:p text:style-name="Standard"><text:s text:c="4"/>-D ENABLE_NEON=ON \</text:p>
      <text:p text:style-name="Standard"><text:s text:c="4"/>-D ENABLE_VFPV3=ON \</text:p>
      <text:p text:style-name="Standard"><text:s text:c="4"/>-D BUILD_TESTS=OFF \</text:p>
      <text:p text:style-name="Standard"><text:s text:c="4"/>-D OPENCV_ENABLE_NONFREE=ON \</text:p>
      <text:p text:style-name="Standard"><text:s text:c="4"/>-D INSTALL_PYTHON_EXAMPLES=OFF \</text:p>
      <text:p text:style-name="Standard"><text:s text:c="4"/>-D BUILD_EXAMPLES=OFF 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3:04:00.606085941</meta:creation-date>
    <dc:date>2019-11-10T13:04:46.423527394</dc:date>
    <meta:editing-duration>PT50S</meta:editing-duration>
    <meta:editing-cycles>1</meta:editing-cycles>
    <meta:document-statistic meta:table-count="0" meta:image-count="0" meta:object-count="0" meta:page-count="1" meta:paragraph-count="9" meta:word-count="28" meta:character-count="303" meta:non-whitespace-character-count="251"/>
    <meta:generator>LibreOffice/6.1.5.2$Linux_ARM_EABI LibreOffice_project/10$Build-2</meta:generator>
  </office:meta>
</office:document-meta>
</file>